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erif"/>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073e8f" officeooo:paragraph-rsid="00073e8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Use Cases and Scenarios</text:p>
      <text:p text:style-name="P1">Prof. McMillan</text:p>
      <text:p text:style-name="P1"><text:s/></text:p>
      <text:p text:style-name="P1"><text:s text:c="12"/>Early in the definition of requirements, you need to determine who and what the system will interact with, and what broad functions it will carry out. <text:s/>Actors are the entities the system interacts with (in UML terms) and include classes of users, pieces of hardware (besides everyday computer components), and external software systems. <text:s/>For a program running on the space shuttle, actors might include astronauts, ground controllers, steering rockets, navigation equipment, networking software, and so on. <text:s/>Use cases are the major functions or services provided by the system. <text:s/>They define classes of system behavior. <text:s/>In the space shuttle, use cases might include "adjust orbit", "calibrate rockets", and "orient vehicle". <text:s/>Use cases are named with a verb and an object. <text:s/>A use case diagram connects the use cases to the actors who use them.</text:p>
      <text:p text:style-name="P1"><text:s/></text:p>
      <text:p text:style-name="P1"><text:s text:c="12"/>How fine-grained should use cases be? <text:s/>Should every little service provided by the system be a use case? <text:s/>Should "print file" be a use case? <text:s/>How about "paste from the clipboard?" <text:s/>Obviously these examples are two small to be helpful use cases. <text:s/>The goal is to get a complete view of the whole system by dividing it up into enough <text:s/>major functions to see the various services that will be provided and who they will interact with. <text:s/>Two or three use cases may be enough, six is not a lot, 12 is getting unwieldy, and 20 is begging for partitioning into separate systems. <text:s/>Each use case should encompass interactions that have essential similarities with one another and that interact with the same actors.</text:p>
      <text:p text:style-name="P1"><text:s/></text:p>
      <text:p text:style-name="P1"><text:s text:c="12"/>Some more examples:</text:p>
      <text:p text:style-name="P1"><text:s/></text:p>
      <text:p text:style-name="P1"><text:s text:c="12"/>System <text:s text:c="24"/>Actors <text:s text:c="13"/>Use cases</text:p>
      <text:p text:style-name="P1"><text:s/></text:p>
      <text:p text:style-name="P1"><text:s text:c="12"/>bank ATM <text:s text:c="18"/>customer <text:s text:c="9"/>withdraw cash</text:p>
      <text:p text:style-name="P1"><text:s text:c="72"/>get balance</text:p>
      <text:p text:style-name="P1"><text:s text:c="72"/>deposit check</text:p>
      <text:p text:style-name="P1"><text:s text:c="48"/>technician <text:s text:c="8"/>place cash</text:p>
      <text:p text:style-name="P1"><text:s text:c="72"/>check status</text:p>
      <text:p text:style-name="P1"><text:s text:c="72"/>remove deposits</text:p>
      <text:p text:style-name="P1"><text:s/></text:p>
      <text:p text:style-name="P1"><text:s text:c="12"/>student testing <text:s text:c="14"/>student <text:s text:c="12"/>take test</text:p>
      <text:p text:style-name="P1"><text:s text:c="48"/>teacher <text:s text:c="12"/>edit test</text:p>
      <text:p text:style-name="P1"><text:s text:c="72"/>get reports</text:p>
      <text:p text:style-name="P1"><text:s/></text:p>
      <text:p text:style-name="P1"><text:s text:c="12"/>grocery checkout <text:s text:c="9"/>clerk <text:s text:c="16"/>scan groceries</text:p>
      <text:p text:style-name="P1"><text:s text:c="72"/>adjust price</text:p>
      <text:p text:style-name="P1"><text:s text:c="48"/>customer <text:s text:c="9"/>scan groceries</text:p>
      <text:p text:style-name="P1"><text:s text:c="48"/>manager <text:s text:c="10"/>adjust price</text:p>
      <text:p text:style-name="P1"><text:s text:c="72"/>authorize clerk</text:p>
      <text:p text:style-name="P1"><text:s text:c="48"/>scanner scan groceries</text:p>
      <text:p text:style-name="P1"><text:s text:c="72"/>download prices</text:p>
      <text:p text:style-name="P1"><text:s/></text:p>
      <text:p text:style-name="P1"><text:s text:c="12"/>Use cases can be described in different ways: prose, pseudocode, and formal specifications. <text:s/>Prose will be favored here. <text:s/>Pseudocode can be fine, but it tends to push people into writing code too early. <text:s/>Formal specifications are the best, in theory, but they're too hard for most developers and clients to handle without extensive training.</text:p>
      <text:p text:style-name="P1"><text:s/></text:p>
      <text:p text:style-name="P1"><text:soft-page-break/><text:s text:c="12"/>In a prose description of a use case, you provide a general pattern of functioning in terms of a main flow of events. <text:s/>For example, "To orient the spacecraft, the astronaut gets validation of the plan from mission control, checks the status of the rockets, consults the spacecraft safety system, inputs the desired maneuver, gets a consistency verification from the system, executes the maneuver, and then receives updated orientation information." <text:s/>This is not a specific example of the use case, it is a class of interactions that share major characteristics. <text:s/>To this you add any possible exceptional flows of events. <text:s/>These are sequences of behaviors to execute if something unexpected happens. <text:s/>For example, if the spacecraft safety system is unhappy about something in the above main flow, we wouldn't continue with our reorientation.</text:p>
      <text:p text:style-name="P1"><text:s/></text:p>
      <text:p text:style-name="P1"><text:s text:c="12"/>To further nail down how the system should work from the client's view, scenarios are written. <text:s/>A scenario is, in short, a specific instance of a use case. <text:s/>It is a detailed little story about an actor going through the main flow of events. <text:s/>In the grocery store example, one scenario might read as follows: "Ezra is late getting home from work and has just dashed into the store to get cat food and some fresh vegetables. <text:s/>After taking 10 minutes to find his items, he heads quickly to the checkout. <text:s/>Seeing all human-run lanes backed up, he goes to the Scan-It-Your-Own-Damn-Self lane. <text:s/>Never having used this system, he reads the directions on the screen, picks up the scanning wand, and holds it to the price sticker. <text:s/>Hearing a bonk instead of a chirp, he presses Help..."</text:p>
      <text:p text:style-name="P1"><text:s/></text:p>
      <text:p text:style-name="P1"><text:s text:c="12"/>Why create scenarios when you have the general pattern defined in the use case? <text:s/>Recall that the requirements for the system are being determined or discovered through the creation of these and other deliverables. <text:s/>Client needs are not cast in stone somewhere. <text:s/>The use case may sound reasonable to the client at first, but if you make it concrete and allow everybody to visualize in detail what will happen in specific instances, then inconsistencies, deficiencies, and ways to optimize may jump right out. <text:s/>It is wise to have several scenarios for each use case showing its the range of variability. <text:s/>Users and clients may help write scenarios because they have an idea about how the system should behave. <text:s/>Some design strategies actually start with the writing of scenarios.</text:p>
      <text:p text:style-name="P1"><text:s/></text:p>
      <text:p text:style-name="P1"><text:s text:c="12"/>In UML, you can specify that some class of actors is a subset of another class, e.g., grad students are a subset of students. <text:s/>You can indicate that use case A includes use case B, i.e., that A "calls" B. <text:s/>E.g., the use case "orient spacecraft" includes "check safety systems". <text:s/>When a use case is specialized to create a new use case, the more specialized one is said to extend the more general. <text:s/>E.g., "orient spacecraft for docking" could extend "orient spacecraft".</text:p>
      <text:p text:style-name="P1"><text:s/></text:p>
      <text:p text:style-name="P1"><text:s text:c="12"/>Viewpoint analysis is similar to the creation of use cases. <text:s/>It defines different points of view and sets of services for different kinds of users, and is unnecessary if good use cases are developed.</text:p>
      <text:p text:style-name="P1"><text:s/></text:p>
      <text:p text:style-name="P1">Exercises:</text:p>
      <text:p text:style-name="P1"><text:s/></text:p>
      <text:p text:style-name="P1"><text:s text:c="12"/>1. Draw a use case diagram for a system that helps a customer in a mall find stores. <text:s/>Show at least two kinds of actors and three use cases.</text:p>
      <text:p text:style-name="P1"><text:s/></text:p>
      <text:p text:style-name="P1"><text:s text:c="12"/>2. Write a main flow of events for the use case "Take Written Driver's Test" for a system that automates part of the process of getting a driver's license. <text:s/>Include at least one exceptional flow of events.</text:p>
      <text:p text:style-name="P1"><text:s/></text:p>
      <text:p text:style-name="P1"><text:s text:c="12"/>3. Write a possible scenario for the main flow of events in exercise 2.</text:p>
      <text:p text:style-name="P1"><text:s/></text:p>
      <text:p text:style-name="P1"><text:s text:c="12"/>4. In what kind of circumstance would it make sense to show the computer keyboard and screen <text:soft-page-break/>as actors?</text:p>
      <text:p text:style-name="P1"><text:s/></text:p>
      <text:p text:style-name="P1"><text:s text:c="12"/>5. Suppose we have a use case called "Register for a Class." <text:s/>We'll call this use case R. <text:s/>For each of the following new use cases, say whether it extends R, R extends it, it includes R, or R includes it.</text:p>
      <text:p text:style-name="P1"><text:s text:c="12"/>a. Check Course Availability</text:p>
      <text:p text:style-name="P1"><text:s text:c="12"/>b. Create Student Schedule</text:p>
      <text:p text:style-name="P1"><text:s text:c="12"/>c. Register for an Honors Class</text:p>
      <text:p text:style-name="P1"><text:s text:c="12"/>d. Claim Seat in Course</text:p>
      <text:p text:style-name="P1"><text:s/></text:p>
      <text:p text:style-name="P1"><text:s/></text:p>
      <text:p text:style-name="P1"><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New Roman" svg:font-family="'Times New Roman', serif"/>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03T14:27:48.341081000</meta:creation-date>
    <dc:date>2015-05-03T14:28:23.180308000</dc:date>
    <meta:editing-duration>PT35S</meta:editing-duration>
    <meta:editing-cycles>1</meta:editing-cycles>
    <meta:document-statistic meta:table-count="0" meta:image-count="0" meta:object-count="0" meta:page-count="3" meta:paragraph-count="60" meta:word-count="1043" meta:character-count="7434" meta:non-whitespace-character-count="5128"/>
    <meta:generator>LibreOffice/4.3.7.2$MacOSX_X86_64 LibreOffice_project/8a35821d8636a03b8bf4e15b48f59794652c68ba</meta:generator>
  </office:meta>
</office:document-meta>
</file>